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f9d7" officeooo:paragraph-rsid="0002f9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 Number - 234-34-5026</text:p>
      <text:p text:style-name="P1">CARD Type -</text:p>
      <text:p text:style-name="P1"/>
      <text:p text:style-name="P1">SSN Number - 242-42-4620</text:p>
      <text:p text:style-name="P1">CARD Type -</text:p>
      <text:p text:style-name="P1"/>
      <text:p text:style-name="P1">SSN Number - 345-22-5678</text:p>
      <text:p text:style-name="P1">CARD Type -</text:p>
      <text:p text:style-name="P1"/>
      <text:p text:style-name="P1">SSN Number - 548-98-9743</text:p>
      <text:p text:style-name="P1">CARD Type -</text:p>
      <text:p text:style-name="P1"/>
      <text:p text:style-name="P1">SSN Number - 205-70-0003</text:p>
      <text:p text:style-name="P1">CARD Type -</text:p>
      <text:p text:style-name="P1"/>
      <text:p text:style-name="P1">SSN Number - 436-88-7865</text:p>
      <text:p text:style-name="P1">CARD Type -</text:p>
      <text:p text:style-name="P1"/>
      <text:p text:style-name="P1">SSN Number - 477-44-4494</text:p>
      <text:p text:style-name="P1">CARD Type -</text:p>
      <text:p text:style-name="P1"/>
      <text:p text:style-name="P1">NAME:ABC DEF GHI</text:p>
      <text:p text:style-name="P1">CARD NUMBER: <text:s text:c="3"/>5420379034455609</text:p>
      <text:p text:style-name="P1">CARD TYPE:ViSA</text:p>
      <text:p text:style-name="P1">CARD EXPiRE:10/15/10</text:p>
      <text:p text:style-name="P1"/>
      <text:p text:style-name="P1">NAME:ABC DEF GHI</text:p>
      <text:p text:style-name="P1">CARD NUMBER: <text:s text:c="3"/>4043966887487</text:p>
      <text:p text:style-name="P1">CARD TYPE:Mastercard</text:p>
      <text:p text:style-name="P1">CARD EXPiRE:10/15/10</text:p>
      <text:p text:style-name="P1"/>
      <text:p text:style-name="P1">NAME:ABC DEF GHI</text:p>
      <text:p text:style-name="P1">CARD NUMBER: <text:s text:c="3"/>4716-6562-5986-7857</text:p>
      <text:p text:style-name="P1">CARD TYPE:American Express</text:p>
      <text:p text:style-name="P1">CARD EXPiRE:10/15/10</text:p>
      <text:p text:style-name="P1"/>
      <text:p text:style-name="P1">NAME:ABC DEF GHI</text:p>
      <text:p text:style-name="P1">CARD NUMBER: <text:s text:c="3"/>375289151370596</text:p>
      <text:p text:style-name="P1">CARD TYPE:Discover</text:p>
      <text:p text:style-name="P1">CARD EXPiRE:10/15/10</text:p>
      <text:p text:style-name="P1"/>
      <text:p text:style-name="P1">NAME:ABC DEF GHI</text:p>
      <text:p text:style-name="P1">CARD NUMBER: <text:s text:c="3"/>6011-2704-8118-7337</text:p>
      <text:p text:style-name="P1">CARD TYPE:Diners Club</text:p>
      <text:p text:style-name="P1">CARD EXPiRE:10/15/10</text:p>
      <text:p text:style-name="P1"/>
      <text:p text:style-name="P1">NAME:ABC DEF GHI</text:p>
      <text:p text:style-name="P1">CARD NUMBER: <text:s text:c="3"/>30097871264941</text:p>
      <text:p text:style-name="P1">CARD TYPE:enRoute</text:p>
      <text:p text:style-name="P1"><text:soft-page-break/>CARD EXPiRE:10/15/10</text:p>
      <text:p text:style-name="P1"/>
      <text:p text:style-name="P1">NAME:ABC DEF GHI</text:p>
      <text:p text:style-name="P1">CARD NUMBER: <text:s text:c="3"/>30097871264941</text:p>
      <text:p text:style-name="P1">CARD TYPE:enRoute</text:p>
      <text:p text:style-name="P1">CARD EXPiRE:10/15/1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9:36:46.610481000</meta:creation-date>
    <dc:date>2017-04-26T09:37:12.665806000</dc:date>
    <meta:editing-duration>PT29S</meta:editing-duration>
    <meta:editing-cycles>1</meta:editing-cycles>
    <meta:document-statistic meta:table-count="0" meta:image-count="0" meta:object-count="0" meta:page-count="2" meta:paragraph-count="42" meta:word-count="121" meta:character-count="852" meta:non-whitespace-character-count="752"/>
    <meta:generator>LibreOffice/5.3.0.3$MacOSX_X86_64 LibreOffice_project/7074905676c47b82bbcfbea1aeefc84afe1c50e1</meta:generator>
  </office:meta>
</office:document-meta>
</file>